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6000003F5ECB7E3A38DE23F8B.png" manifest:media-type="image/png"/>
  <manifest:file-entry manifest:full-path="Pictures/100002010000015D000001C72D14E07F1C4DB93A.png" manifest:media-type="image/png"/>
  <manifest:file-entry manifest:full-path="Pictures/10000201000005D4000003A74384579F8D7A429E.png" manifest:media-type="image/png"/>
  <manifest:file-entry manifest:full-path="Pictures/100002010000077F000003FB12D721953240CB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a6d" officeooo:paragraph-rsid="00185a6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8.715cm" svg:height="9.936cm" draw:z-index="0"><draw:image xlink:href="Pictures/100002010000077F000003FB12D721953240CB30.png" xlink:type="simple" xlink:show="embed" xlink:actuate="onLoad"/></draw:frame></text:p>
      <text:p text:style-name="Standard"/>
      <text:p text:style-name="Standard"><draw:frame draw:style-name="fr2" draw:name="Image2" text:anchor-type="paragraph" svg:width="9.234cm" svg:height="12.039cm" draw:z-index="1"><draw:image xlink:href="Pictures/100002010000015D000001C72D14E07F1C4DB93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x="-0.132cm" svg:y="-0.215cm" svg:width="17cm" svg:height="10.652cm" draw:z-index="2"><draw:image xlink:href="Pictures/10000201000005D4000003A74384579F8D7A429E.png" xlink:type="simple" xlink:show="embed" xlink:actuate="onLoad"/></draw:frame><text:soft-page-break/></text:p>
      <text:p text:style-name="Standard"/>
      <text:p text:style-name="Standard"/>
      <text:p text:style-name="Standard"/>
      <text:p text:style-name="P1">Pow2</text:p>
      <text:p text:style-name="P1"><draw:frame draw:style-name="fr4" draw:name="Image4" text:anchor-type="paragraph" svg:width="17cm" svg:height="9.015cm" draw:z-index="3"><draw:image xlink:href="Pictures/1000020100000776000003F5ECB7E3A38DE23F8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7:50:37.843926365</meta:creation-date>
    <dc:date>2018-06-07T17:58:32.892517828</dc:date>
    <meta:editing-duration>PT7M54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3" meta:paragraph-count="1" meta:word-count="1" meta:character-count="4" meta:non-whitespace-character-count="4"/>
  </office:meta>
</office:document-meta>
</file>